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application/x-openoffice-wmf;windows_formatname=&quot;Image WMF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Tahoma2" svg:font-family="Tahoma"/>
    <style:font-face style:name="Calibri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2.818cm" fo:margin-left="1.425cm" table:align="left" style:writing-mode="lr-tb"/>
    </style:style>
    <style:style style:name="Tableau1.A" style:family="table-column">
      <style:table-column-properties style:column-width="4.096cm"/>
    </style:style>
    <style:style style:name="Tableau1.B" style:family="table-column">
      <style:table-column-properties style:column-width="2.752cm"/>
    </style:style>
    <style:style style:name="Tableau1.C" style:family="table-column">
      <style:table-column-properties style:column-width="2.75cm"/>
    </style:style>
    <style:style style:name="Tableau1.D" style:family="table-column">
      <style:table-column-properties style:column-width="3.221cm"/>
    </style:style>
    <style:style style:name="Tableau1.1" style:family="table-row">
      <style:table-row-properties style:min-row-height="0.101cm" style:keep-together="true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2" style:family="table">
      <style:table-properties style:width="15.012cm" table:align="center" style:writing-mode="lr-tb"/>
    </style:style>
    <style:style style:name="Tableau2.A" style:family="table-column">
      <style:table-column-properties style:column-width="1.249cm"/>
    </style:style>
    <style:style style:name="Tableau2.H" style:family="table-column">
      <style:table-column-properties style:column-width="1.251cm"/>
    </style:style>
    <style:style style:name="Tableau2.L" style:family="table-column">
      <style:table-column-properties style:column-width="1.268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.L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au3" style:family="table">
      <style:table-properties style:width="16.582cm" fo:margin-left="-0.199cm" table:align="left" style:writing-mode="lr-tb"/>
    </style:style>
    <style:style style:name="Tableau3.A" style:family="table-column">
      <style:table-column-properties style:column-width="1.568cm"/>
    </style:style>
    <style:style style:name="Tableau3.B" style:family="table-column">
      <style:table-column-properties style:column-width="1.249cm"/>
    </style:style>
    <style:style style:name="Tableau3.H" style:family="table-column">
      <style:table-column-properties style:column-width="1.251cm"/>
    </style:style>
    <style:style style:name="Tableau3.M" style:family="table-column">
      <style:table-column-properties style:column-width="1.268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.B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.M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P1" style:family="paragraph" style:parent-style-name="Title">
      <style:paragraph-properties fo:text-align="start" style:justify-single-word="false"/>
    </style:style>
    <style:style style:name="P2" style:family="paragraph" style:parent-style-name="Standard">
      <style:paragraph-properties fo:margin-left="14.986cm" fo:margin-right="0cm" fo:text-indent="1.249cm" style:auto-text-indent="false"/>
      <style:text-properties fo:font-size="9pt" style:font-size-asian="9pt"/>
    </style:style>
    <style:style style:name="P3" style:family="paragraph" style:parent-style-name="Standard">
      <style:text-properties fo:background-color="#ff00ff"/>
    </style:style>
    <style:style style:name="P4" style:family="paragraph" style:parent-style-name="Standard">
      <style:text-properties style:font-name-complex="Calibri"/>
    </style:style>
    <style:style style:name="P5" style:family="paragraph" style:parent-style-name="Standard">
      <style:text-properties style:font-name-complex="Calibri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style:font-name-complex="Calibri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-complex="Calibri"/>
    </style:style>
    <style:style style:name="P8" style:family="paragraph" style:parent-style-name="Standard">
      <style:paragraph-properties style:snap-to-layout-grid="false"/>
      <style:text-properties style:font-name-complex="Calibri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Calibri" style:font-name-complex="Calibri"/>
    </style:style>
    <style:style style:name="P10" style:family="paragraph" style:parent-style-name="Standard">
      <style:text-properties fo:font-weight="bold" style:font-weight-asian="bold" style:font-name-complex="Calibri"/>
    </style:style>
    <style:style style:name="P11" style:family="paragraph" style:parent-style-name="Standard">
      <style:paragraph-properties fo:margin-left="0.106cm" fo:margin-right="0cm" fo:text-indent="0cm" style:auto-text-indent="false"/>
    </style:style>
    <style:style style:name="P12" style:family="paragraph" style:parent-style-name="Standard">
      <style:paragraph-properties fo:margin-left="0cm" fo:margin-right="0cm" fo:text-indent="1.249cm" style:auto-text-indent="false"/>
      <style:text-properties style:font-name-complex="Calibri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Title" style:master-page-name="Standard">
      <style:paragraph-properties style:page-number="auto"/>
      <style:text-properties fo:color="#0094c8" style:font-name="Times New Roman" fo:font-size="18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style:text-position="super 58%" fo:font-size="10pt" style:font-size-asian="10pt" style:font-size-complex="10pt"/>
    </style:style>
    <style:style style:name="T4" style:family="text">
      <style:text-properties fo:color="#00b0f0" fo:font-size="10pt" fo:font-weight="bold" style:font-size-asian="10pt" style:font-weight-asian="bold" style:font-size-complex="10pt"/>
    </style:style>
    <style:style style:name="T5" style:family="text">
      <style:text-properties fo:color="#0094c8" style:font-name="Times New Roman" fo:font-size="9pt" style:font-size-asian="9pt" style:font-size-complex="9pt"/>
    </style:style>
    <style:style style:name="T6" style:family="text">
      <style:text-properties fo:color="#0000ff" fo:font-size="9pt" fo:font-weight="normal" style:font-size-asian="9pt" style:font-weight-asian="normal" style:font-size-complex="9pt"/>
    </style:style>
    <style:style style:name="T7" style:family="text">
      <style:text-properties style:font-name="Times New Roman" fo:font-size="9pt" style:font-size-asian="9pt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name-complex="Calibri"/>
    </style:style>
    <style:style style:name="T10" style:family="text">
      <style:text-properties fo:font-weight="bold" style:font-weight-asian="bold" style:font-name-complex="Calibri" style:language-complex="zxx" style:country-complex="none"/>
    </style:style>
    <style:style style:name="T11" style:family="text">
      <style:text-properties fo:color="#ffffff"/>
    </style:style>
    <style:style style:name="T12" style:family="text">
      <style:text-properties fo:color="#ffffff" fo:font-weight="bold" fo:background-color="#cc0099" style:font-weight-asian="bold"/>
    </style:style>
    <style:style style:name="T13" style:family="text">
      <style:text-properties style:font-name-complex="Calibri"/>
    </style:style>
    <style:style style:name="T14" style:family="text">
      <style:text-properties style:font-name-complex="Calibri" style:language-complex="zxx" style:country-complex="none"/>
    </style:style>
    <style:style style:name="T15" style:family="text">
      <style:text-properties fo:font-style="italic" style:font-style-asian="italic" style:font-name-complex="Calibri"/>
    </style:style>
    <style:style style:name="T16" style:family="text">
      <style:text-properties fo:font-style="italic" style:font-style-asian="italic" style:font-name-complex="Calibri" style:language-complex="zxx" style:country-complex="none"/>
    </style:style>
    <style:style style:name="T17" style:family="text">
      <style:text-properties style:text-position="sub 58%" style:font-name-complex="Calibri"/>
    </style:style>
    <style:style style:name="T18" style:family="text">
      <style:text-properties style:text-position="sub 58%" style:font-name-complex="Calibri" style:language-complex="zxx" style:country-complex="none"/>
    </style:style>
    <style:style style:name="T19" style:family="text">
      <style:text-properties style:font-name="Symbol"/>
    </style:style>
    <style:style style:name="T20" style:family="text">
      <style:text-properties style:font-name="Calibri" style:font-name-complex="Calibri"/>
    </style:style>
    <style:style style:name="fr1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4.658cm" draw:visible-area-height="1.095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Rappels. Exercices supplémentaires</text:p>
      <text:p text:style-name="Standard"/>
      <text:p text:style-name="P3"/>
      <text:p text:style-name="Standard"><text:span text:style-name="T12"><text:s/>1 </text:span><text:s/><text:span text:style-name="T14">Une série S compte sept termes positifs ordonnés dans le sens croissant : </text:span><text:span text:style-name="T16">x</text:span><text:span text:style-name="T18">1</text:span><text:span text:style-name="T14">, </text:span><text:span text:style-name="T16">x</text:span><text:span text:style-name="T18">2</text:span><text:span text:style-name="T14">, </text:span><text:span text:style-name="T16">x</text:span><text:span text:style-name="T18">3</text:span><text:span text:style-name="T14">, </text:span><text:span text:style-name="T16">x</text:span><text:span text:style-name="T18">4</text:span><text:span text:style-name="T14">, </text:span><text:span text:style-name="T16">x</text:span><text:span text:style-name="T18">5</text:span><text:span text:style-name="T14">, </text:span><text:span text:style-name="T16">x</text:span><text:span text:style-name="T18">6</text:span><text:span text:style-name="T14">, </text:span><text:span text:style-name="T16">x</text:span><text:span text:style-name="T18">7</text:span><text:span text:style-name="T14">.</text:span></text:p>
      <text:p text:style-name="P4">Choisissez la ou les réponses exactes.</text:p>
      <text:p text:style-name="P5"/>
      <text:p text:style-name="Standard"><text:span text:style-name="T9">1.</text:span><text:span text:style-name="T13"> La moyenne des termes de S est : <text:s text:c="2"/></text:span></text:p>
      <text:p text:style-name="Standard"><text:span text:style-name="T9">a.</text:span><text:span text:style-name="T13"> </text:span><text:span text:style-name="T16">x</text:span><text:span text:style-name="T18">4</text:span><text:span text:style-name="T13"><text:tab/><text:tab/><text:tab/></text:span><text:span text:style-name="T9">b.</text:span><text:span text:style-name="T13"> </text:span><text:span text:style-name="T16">x</text:span><text:span text:style-name="T18">1 </text:span><text:span text:style-name="T14">+ </text:span><text:span text:style-name="T16">x</text:span><text:span text:style-name="T18">2</text:span><text:span text:style-name="T14"> + </text:span><text:span text:style-name="T16">x</text:span><text:span text:style-name="T18">3</text:span><text:span text:style-name="T14"> + </text:span><text:span text:style-name="T16">x</text:span><text:span text:style-name="T18">4</text:span><text:span text:style-name="T14"> + </text:span><text:span text:style-name="T16">x</text:span><text:span text:style-name="T18">5</text:span><text:span text:style-name="T14"> + </text:span><text:span text:style-name="T16">x</text:span><text:span text:style-name="T18">6</text:span><text:span text:style-name="T14"> + </text:span><text:span text:style-name="T16">x</text:span><text:span text:style-name="T18">7</text:span><text:span text:style-name="T13"> <text:tab/><text:tab/></text:span><text:span text:style-name="T9">c.</text:span><text:span text:style-name="T13"> </text:span><text:span text:style-name="T13"><draw:frame draw:style-name="fr1" draw:name="Objet1" text:anchor-type="as-char" svg:width="4.657cm" svg:height="1.094cm" draw:z-index="0"><draw:object-ole xlink:href="./Object 1" xlink:type="simple" xlink:show="embed" xlink:actuate="onLoad"/><draw:image xlink:href="./ObjectReplacements/Object 1" xlink:type="simple" xlink:show="embed" xlink:actuate="onLoad"/></draw:frame></text:span></text:p>
      <text:p text:style-name="P5"/>
      <text:p text:style-name="Standard"><text:span text:style-name="T10">2.</text:span><text:span text:style-name="T14"> </text:span><text:span text:style-name="T16">x</text:span><text:span text:style-name="T18">4</text:span><text:span text:style-name="T14"> correspond à  : </text:span></text:p>
      <text:p text:style-name="Standard"><text:span text:style-name="T9">a.</text:span><text:span text:style-name="T13"> la médiane<text:tab/><text:tab/></text:span><text:span text:style-name="T9">b.</text:span><text:span text:style-name="T13"> Q</text:span><text:span text:style-name="T17">1</text:span><text:span text:style-name="T13"><text:tab/><text:tab/><text:tab/></text:span><text:span text:style-name="T9">c.</text:span><text:span text:style-name="T13"> Q</text:span><text:span text:style-name="T17">3</text:span></text:p>
      <text:p text:style-name="P4"/>
      <text:p text:style-name="Standard"><text:span text:style-name="T10">3.</text:span><text:span text:style-name="T14"> </text:span><text:span text:style-name="T16">x</text:span><text:span text:style-name="T18">7 </text:span><text:span text:style-name="T14">– </text:span><text:span text:style-name="T16">x</text:span><text:span text:style-name="T18">1 </text:span><text:span text:style-name="T14">correspond à  : </text:span></text:p>
      <text:p text:style-name="Standard"><text:span text:style-name="T9">a.</text:span><text:span text:style-name="T13"> la moyenne <text:tab/><text:tab/></text:span><text:span text:style-name="T9">b.</text:span><text:span text:style-name="T13"> l’étendue<text:tab/><text:tab/></text:span><text:span text:style-name="T9">c.</text:span><text:span text:style-name="T13"> rien de particulier</text:span></text:p>
      <text:p text:style-name="P4"/>
      <text:p text:style-name="Standard"><text:span text:style-name="T10">4.</text:span><text:span text:style-name="T14"> </text:span><text:span text:style-name="T13">Q</text:span><text:span text:style-name="T17">3</text:span><text:span text:style-name="T14"> est égal à : </text:span></text:p>
      <text:p text:style-name="Standard"><text:span text:style-name="T9">a.</text:span><text:span text:style-name="T13"> 6<text:tab/><text:tab/><text:tab/></text:span><text:span text:style-name="T9">b.</text:span><text:span text:style-name="T13"> </text:span><text:span text:style-name="T15">x</text:span><text:span text:style-name="T17">5</text:span><text:span text:style-name="T13"><text:tab/><text:tab/><text:tab/></text:span><text:span text:style-name="T9">c.</text:span><text:span text:style-name="T13"> </text:span><text:span text:style-name="T15">x</text:span><text:span text:style-name="T17">6</text:span></text:p>
      <text:p text:style-name="P4"/>
      <text:p text:style-name="Standard"><text:span text:style-name="T9">5.</text:span><text:span text:style-name="T13"> On remplace </text:span><text:span text:style-name="T16">x</text:span><text:span text:style-name="T18">7</text:span><text:span text:style-name="T13"> par 10 </text:span><text:span text:style-name="T19"></text:span><text:span text:style-name="T20"> </text:span><text:span text:style-name="T16">x</text:span><text:span text:style-name="T18">7</text:span><text:span text:style-name="T14">. Quelle valeur reste inchangée ?</text:span></text:p>
      <text:p text:style-name="Standard"><text:span text:style-name="T9">a.</text:span><text:span text:style-name="T13"> la médiane<text:tab/><text:tab/></text:span><text:span text:style-name="T9">b.</text:span><text:span text:style-name="T13"> Q</text:span><text:span text:style-name="T17">1</text:span><text:span text:style-name="T13"><text:tab/><text:tab/><text:tab/></text:span><text:span text:style-name="T9">c.</text:span><text:span text:style-name="T13"> Q</text:span><text:span text:style-name="T17">3</text:span></text:p>
      <text:p text:style-name="Standard"/>
      <text:p text:style-name="P11"/>
      <text:p text:style-name="Standard"><text:span text:style-name="T12"><text:s/>2 </text:span><text:s/><text:span text:style-name="T13">Geoffroy, professeur de mathématiques, a fait le même devoir sur les statistiques dans ses deux classes de seconde.</text:span>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7">Moyenne</text:p>
          </table:table-cell>
          <table:table-cell table:style-name="Tableau1.A1" office:value-type="string">
            <text:p text:style-name="P7">Médiane</text:p>
          </table:table-cell>
          <table:table-cell table:style-name="Tableau1.D1" office:value-type="string">
            <text:p text:style-name="P7">Étendue</text:p>
          </table:table-cell>
        </table:table-row>
        <table:table-row table:style-name="Tableau1.1">
          <table:table-cell table:style-name="Tableau1.A1" office:value-type="string">
            <text:p text:style-name="P8">Seconde A</text:p>
          </table:table-cell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9"/>
          </table:table-cell>
          <table:table-cell table:style-name="Tableau1.D1" office:value-type="string">
            <text:p text:style-name="P9"/>
          </table:table-cell>
        </table:table-row>
        <table:table-row table:style-name="Tableau1.1">
          <table:table-cell table:style-name="Tableau1.A1" office:value-type="string">
            <text:p text:style-name="P8">Seconde B</text:p>
          </table:table-cell>
          <table:table-cell table:style-name="Tableau1.A1" office:value-type="string">
            <text:p text:style-name="P7">9</text:p>
          </table:table-cell>
          <table:table-cell table:style-name="Tableau1.A1" office:value-type="string">
            <text:p text:style-name="P7">10,5</text:p>
          </table:table-cell>
          <table:table-cell table:style-name="Tableau1.D1" office:value-type="string">
            <text:p text:style-name="P7">7</text:p>
          </table:table-cell>
        </table:table-row>
      </table:table>
      <text:p text:style-name="P4"/>
      <text:p text:style-name="Standard"><text:span text:style-name="T9">1.</text:span><text:span text:style-name="T13"> Complétez son tableau de résultats grâce aux informations concernant la seconde A : </text:span></text:p>
      <text:p text:style-name="P12">– les notes vont de 5 à 19 sur 20 ;</text:p>
      <text:p text:style-name="P12">– il y a autant de notes au-dessus de 9 que de notes en dessous de 9 ;</text:p>
      <text:p text:style-name="P12">– les 30 élèves de la classe totalisent 285 points à ce devoir.</text:p>
      <text:p text:style-name="P4"/>
      <text:p text:style-name="Standard"><text:span text:style-name="T9">2.</text:span><text:span text:style-name="T13"> Établissez une comparaison des deux classes, reprenant chaque indicateur et utilisant le mot homogène. </text:span></text:p>
      <text:p text:style-name="P4"/>
      <text:p text:style-name="Standard"><text:span text:style-name="T9">3.</text:span><text:span text:style-name="T13"> Geoffroy ne se souvient plus si sa classe de seconde B compte 30 ou 31 élèves. Sachant qu’à ce devoir il n’a attribué que des notes entières, pouvez-vous l’aider ?</text:span></text:p>
      <text:p text:style-name="P3"/>
      <text:p text:style-name="P3"/>
      <text:p text:style-name="P13"><text:span text:style-name="T12"><text:s/>3 </text:span><text:s/><text:span text:style-name="T11">.</text:span><text:span text:style-name="T13">Voici la hauteur mensuelle (en millimètres) de pluie tombée dans la ville de Rouen sur l’année 2009.</text:span></text:p>
      <text:p text:style-name="P4"/>
      <table:table table:name="Tableau2" table:style-name="Tableau2">
        <table:table-column table:style-name="Tableau2.A" table:number-columns-repeated="7"/>
        <table:table-column table:style-name="Tableau2.H" table:number-columns-repeated="4"/>
        <table:table-column table:style-name="Tableau2.L"/>
        <table:table-row table:style-name="Tableau2.1">
          <table:table-cell table:style-name="Tableau2.A1" office:value-type="string">
            <text:p text:style-name="P7">J</text:p>
          </table:table-cell>
          <table:table-cell table:style-name="Tableau2.A1" office:value-type="string">
            <text:p text:style-name="P7">F</text:p>
          </table:table-cell>
          <table:table-cell table:style-name="Tableau2.A1" office:value-type="string">
            <text:p text:style-name="P7">M</text:p>
          </table:table-cell>
          <table:table-cell table:style-name="Tableau2.A1" office:value-type="string">
            <text:p text:style-name="P7">A</text:p>
          </table:table-cell>
          <table:table-cell table:style-name="Tableau2.A1" office:value-type="string">
            <text:p text:style-name="P7">M</text:p>
          </table:table-cell>
          <table:table-cell table:style-name="Tableau2.A1" office:value-type="string">
            <text:p text:style-name="P7">J</text:p>
          </table:table-cell>
          <table:table-cell table:style-name="Tableau2.A1" office:value-type="string">
            <text:p text:style-name="P7">J</text:p>
          </table:table-cell>
          <table:table-cell table:style-name="Tableau2.A1" office:value-type="string">
            <text:p text:style-name="P7">A</text:p>
          </table:table-cell>
          <table:table-cell table:style-name="Tableau2.A1" office:value-type="string">
            <text:p text:style-name="P7">S</text:p>
          </table:table-cell>
          <table:table-cell table:style-name="Tableau2.A1" office:value-type="string">
            <text:p text:style-name="P7">O</text:p>
          </table:table-cell>
          <table:table-cell table:style-name="Tableau2.A1" office:value-type="string">
            <text:p text:style-name="P7">N</text:p>
          </table:table-cell>
          <table:table-cell table:style-name="Tableau2.L1" office:value-type="string">
            <text:p text:style-name="P7">D</text:p>
          </table:table-cell>
        </table:table-row>
        <table:table-row table:style-name="Tableau2.1">
          <table:table-cell table:style-name="Tableau2.A1" office:value-type="string">
            <text:p text:style-name="P7">70</text:p>
          </table:table-cell>
          <table:table-cell table:style-name="Tableau2.A1" office:value-type="string">
            <text:p text:style-name="P7">52</text:p>
          </table:table-cell>
          <table:table-cell table:style-name="Tableau2.A1" office:value-type="string">
            <text:p text:style-name="P7">45</text:p>
          </table:table-cell>
          <table:table-cell table:style-name="Tableau2.A1" office:value-type="string">
            <text:p text:style-name="P7">73</text:p>
          </table:table-cell>
          <table:table-cell table:style-name="Tableau2.A1" office:value-type="string">
            <text:p text:style-name="P7">44</text:p>
          </table:table-cell>
          <table:table-cell table:style-name="Tableau2.A1" office:value-type="string">
            <text:p text:style-name="P7">81</text:p>
          </table:table-cell>
          <table:table-cell table:style-name="Tableau2.A1" office:value-type="string">
            <text:p text:style-name="P7">82</text:p>
          </table:table-cell>
          <table:table-cell table:style-name="Tableau2.A1" office:value-type="string">
            <text:p text:style-name="P7">13</text:p>
          </table:table-cell>
          <table:table-cell table:style-name="Tableau2.A1" office:value-type="string">
            <text:p text:style-name="P7">20</text:p>
          </table:table-cell>
          <table:table-cell table:style-name="Tableau2.A1" office:value-type="string">
            <text:p text:style-name="P7">82</text:p>
          </table:table-cell>
          <table:table-cell table:style-name="Tableau2.A1" office:value-type="string">
            <text:p text:style-name="P7">130</text:p>
          </table:table-cell>
          <table:table-cell table:style-name="Tableau2.L1" office:value-type="string">
            <text:p text:style-name="P7">101</text:p>
          </table:table-cell>
        </table:table-row>
      </table:table>
      <text:p text:style-name="P4"/>
      <text:p text:style-name="Standard"><text:span text:style-name="T9">1. </text:span><text:span text:style-name="T13">Calculez l’étendue de la série des précipitations.</text:span></text:p>
      <text:p text:style-name="Standard"><text:span text:style-name="T9">2. </text:span><text:span text:style-name="T13">Estimez la hauteur moyenne mensuelle des précipitations.</text:span></text:p>
      <text:p text:style-name="Standard"><text:span text:style-name="T9">3. </text:span><text:span text:style-name="T13">Déterminez la médiane de la série. Interprétez le résultat</text:span></text:p>
      <text:p text:style-name="Standard"><text:span text:style-name="T9">4.</text:span><text:span text:style-name="T13"> On a compté 124 jours de pluie. Nicolas assure qu’il pleut à Rouen plus d’un jour sur trois. A-t-il raison ?</text:span></text:p>
      <text:p text:style-name="Standard"/>
      <text:p text:style-name="Standard"/>
      <text:p text:style-name="Standard"><text:span text:style-name="T12"><text:s/>4 </text:span><text:s/><text:span text:style-name="T13">Lors de sa première séance d’endurance, Marc relève la durée (en minutes) qu’est capable de courir chaque élève d’un groupe :</text:span></text:p>
      <text:p text:style-name="P6">24 <text:s text:c="2"/>12 <text:s text:c="2"/>31 <text:s text:c="2"/>31 <text:s text:c="2"/>57 <text:s text:c="2"/>14 <text:s text:c="2"/>25 <text:s text:c="2"/>45 <text:s text:c="2"/>40 <text:s text:c="2"/>40 <text:s text:c="2"/>29 <text:s text:c="2"/>32 <text:s text:c="2"/>50 <text:s text:c="2"/>20 <text:s text:c="2"/>48 <text:s text:c="2"/>38 <text:s text:c="2"/>32 <text:s text:c="2"/>53</text:p>
      <text:p text:style-name="P4"/>
      <text:p text:style-name="Standard"><text:span text:style-name="T9">1.</text:span><text:span text:style-name="T13"> Pour cette série de temps, calculez :</text:span></text:p>
      <text:p text:style-name="Standard"><text:span text:style-name="T9">a.</text:span><text:span text:style-name="T13"> la moyenne</text:span></text:p>
      <text:p text:style-name="Standard"><text:span text:style-name="T9">b.</text:span><text:span text:style-name="T13"> l’étendue </text:span></text:p>
      <text:p text:style-name="Standard"><text:span text:style-name="T9">c.</text:span><text:span text:style-name="T13"> la médiane</text:span></text:p>
      <text:p text:style-name="Standard"><text:span text:style-name="T9">d.</text:span><text:span text:style-name="T13"> les premier et troisième quartile</text:span></text:p>
      <text:p text:style-name="P10"/>
      <text:p text:style-name="Standard"><text:span text:style-name="T9">2.</text:span><text:span text:style-name="T13"> Quel pourcentage d’élèves court une durée comprise entre Q</text:span><text:span text:style-name="T17">1</text:span><text:span text:style-name="T13"> et Q</text:span><text:span text:style-name="T17">3</text:span><text:span text:style-name="T13"> (résultat arrondi à l’unité) ? </text:span><text:span text:style-name="T8"><text:s/></text:span></text:p>
      <text:p text:style-name="Standard"/>
      <text:p text:style-name="Standard"/>
      <text:p text:style-name="Standard"><text:span text:style-name="T12"><text:s/>5 </text:span><text:s/><text:span text:style-name="T13">Voici les notes des élèves d’une classe de seconde obtenues a un devoir de mathématiques :</text:span></text:p>
      <text:p text:style-name="P4"/>
      <table:table table:name="Tableau3" table:style-name="Tableau3">
        <table:table-column table:style-name="Tableau3.A"/>
        <table:table-column table:style-name="Tableau3.B" table:number-columns-repeated="6"/>
        <table:table-column table:style-name="Tableau3.H" table:number-columns-repeated="5"/>
        <table:table-column table:style-name="Tableau3.M"/>
        <table:table-row table:style-name="Tableau3.1">
          <table:table-cell table:style-name="Tableau3.A1" office:value-type="string">
            <text:p text:style-name="P8">Note</text:p>
          </table:table-cell>
          <table:table-cell table:style-name="Tableau3.B1" office:value-type="string">
            <text:p text:style-name="P7">5</text:p>
          </table:table-cell>
          <table:table-cell table:style-name="Tableau3.B1" office:value-type="string">
            <text:p text:style-name="P7">7</text:p>
          </table:table-cell>
          <table:table-cell table:style-name="Tableau3.B1" office:value-type="string">
            <text:p text:style-name="P7">8</text:p>
          </table:table-cell>
          <table:table-cell table:style-name="Tableau3.B1" office:value-type="string">
            <text:p text:style-name="P7">9</text:p>
          </table:table-cell>
          <table:table-cell table:style-name="Tableau3.B1" office:value-type="string">
            <text:p text:style-name="P7">10</text:p>
          </table:table-cell>
          <table:table-cell table:style-name="Tableau3.B1" office:value-type="string">
            <text:p text:style-name="P7">11</text:p>
          </table:table-cell>
          <table:table-cell table:style-name="Tableau3.B1" office:value-type="string">
            <text:p text:style-name="P7">12</text:p>
          </table:table-cell>
          <table:table-cell table:style-name="Tableau3.B1" office:value-type="string">
            <text:p text:style-name="P7">13</text:p>
          </table:table-cell>
          <table:table-cell table:style-name="Tableau3.B1" office:value-type="string">
            <text:p text:style-name="P7">14</text:p>
          </table:table-cell>
          <table:table-cell table:style-name="Tableau3.B1" office:value-type="string">
            <text:p text:style-name="P7">17</text:p>
          </table:table-cell>
          <table:table-cell table:style-name="Tableau3.B1" office:value-type="string">
            <text:p text:style-name="P7">18</text:p>
          </table:table-cell>
          <table:table-cell table:style-name="Tableau3.M1" office:value-type="string">
            <text:p text:style-name="P7">20</text:p>
          </table:table-cell>
        </table:table-row>
        <table:table-row table:style-name="Tableau3.1">
          <table:table-cell table:style-name="Tableau3.A1" office:value-type="string">
            <text:p text:style-name="P8">Effectif</text:p>
          </table:table-cell>
          <table:table-cell table:style-name="Tableau3.B1" office:value-type="string">
            <text:p text:style-name="P7">2</text:p>
          </table:table-cell>
          <table:table-cell table:style-name="Tableau3.B1" office:value-type="string">
            <text:p text:style-name="P7">1</text:p>
          </table:table-cell>
          <table:table-cell table:style-name="Tableau3.B1" office:value-type="string">
            <text:p text:style-name="P7">3</text:p>
          </table:table-cell>
          <table:table-cell table:style-name="Tableau3.B1" office:value-type="string">
            <text:p text:style-name="P7">4</text:p>
          </table:table-cell>
          <table:table-cell table:style-name="Tableau3.B1" office:value-type="string">
            <text:p text:style-name="P7">2</text:p>
          </table:table-cell>
          <table:table-cell table:style-name="Tableau3.B1" office:value-type="string">
            <text:p text:style-name="P7">4</text:p>
          </table:table-cell>
          <table:table-cell table:style-name="Tableau3.B1" office:value-type="string">
            <text:p text:style-name="P7">3</text:p>
          </table:table-cell>
          <table:table-cell table:style-name="Tableau3.B1" office:value-type="string">
            <text:p text:style-name="P7">1</text:p>
          </table:table-cell>
          <table:table-cell table:style-name="Tableau3.B1" office:value-type="string">
            <text:p text:style-name="P7">3</text:p>
          </table:table-cell>
          <table:table-cell table:style-name="Tableau3.B1" office:value-type="string">
            <text:p text:style-name="P7">1</text:p>
          </table:table-cell>
          <table:table-cell table:style-name="Tableau3.B1" office:value-type="string">
            <text:p text:style-name="P7">2</text:p>
          </table:table-cell>
          <table:table-cell table:style-name="Tableau3.M1" office:value-type="string">
            <text:p text:style-name="P7">1</text:p>
          </table:table-cell>
        </table:table-row>
      </table:table>
      <text:p text:style-name="P4"/>
      <text:p text:style-name="Standard"><text:span text:style-name="T9">1.</text:span><text:span text:style-name="T13"> Calculez l’étendue de cette série statistique.</text:span></text:p>
      <text:p text:style-name="Standard"><text:span text:style-name="T9">2.</text:span><text:span text:style-name="T13"> Déterminez la médiane de cette série statistique.</text:span></text:p>
      <text:p text:style-name="Standard"><text:span text:style-name="T9">3.</text:span><text:span text:style-name="T13"> Déterminez les valeurs du premier et du troisième quartile de la série.</text:span></text:p>
      <text:p text:style-name="Standard"><text:span text:style-name="T9">4.</text:span><text:span text:style-name="T13"> Quel est le pourcentage d’élèves ayant eu une note supérieure ou égale à la médiane (résultat arrondi à l’unité) ?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Tahoma2" svg:font-family="Tahoma"/>
    <style:font-face style:name="Calibri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1pt" fo:language="fr" fo:country="FR" style:font-name-asian="Times New Roman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le" style:family="paragraph" style:parent-style-name="Standard" style:next-style-name="Standard" style:class="chapter">
      <style:paragraph-properties fo:margin-top="0.423cm" fo:margin-bottom="0.106cm" fo:text-align="center" style:justify-single-word="false"/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fo:font-weight="bold" style:font-weight-asian="bold"/>
    </style:style>
    <style:style style:name="WW8Num4z0" style:family="text">
      <style:text-properties fo:font-style="normal" fo:font-weight="bold" style:font-style-asian="normal" style:font-weight-asian="bold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12z0" style:family="text">
      <style:text-properties style:font-name="Times New Roman" style:font-name-asian="Times New Roman" style:font-name-complex="Times New Roman"/>
    </style:style>
    <style:style style:name="WW8Num13z0" style:family="text">
      <style:text-properties style:font-name="Times New Roman" style:font-name-asian="Times New Roman" style:font-name-complex="Times New Roman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Pied_20_de_20_page_20_Car" style:display-name="Pied de page Car" style:family="text" style:parent-style-name="Police_20_par_20_défaut">
      <style:text-properties fo:font-size="11pt" style:font-size-asian="11pt" style:font-size-complex="11pt"/>
    </style:style>
    <style:style style:name="Titre_20_Car" style:display-name="Titre Car" style:family="text" style:parent-style-name="Police_20_par_20_défaut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 text:start-value="26">
        <style:list-level-properties text:list-level-position-and-space-mode="label-alignment">
          <style:list-level-label-alignment text:label-followed-by="listtab" text:list-tab-stop-position="0.979cm" fo:text-indent="-0.847cm" fo:margin-left="0.97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307cm" fo:text-indent="-0.318cm" fo:margin-left="3.3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117cm" fo:text-indent="-0.318cm" fo:margin-left="7.1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387cm" fo:text-indent="-0.635cm" fo:margin-left="8.3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657cm" fo:text-indent="-0.635cm" fo:margin-left="9.6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927cm" fo:text-indent="-0.318cm" fo:margin-left="10.9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17cm" fo:text-indent="-0.635cm" fo:margin-left="1.21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 text:start-value="26">
        <style:list-level-properties text:list-level-position-and-space-mode="label-alignment">
          <style:list-level-label-alignment text:label-followed-by="listtab" text:list-tab-stop-position="0.767cm" fo:text-indent="-0.635cm" fo:margin-left="0.76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307cm" fo:text-indent="-0.318cm" fo:margin-left="3.3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117cm" fo:text-indent="-0.318cm" fo:margin-left="7.1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387cm" fo:text-indent="-0.635cm" fo:margin-left="8.3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657cm" fo:text-indent="-0.635cm" fo:margin-left="9.6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927cm" fo:text-indent="-0.318cm" fo:margin-left="10.9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text-align="start" style:justify-single-word="false"/>
    </style:style>
    <style:style style:name="MP2" style:family="paragraph" style:parent-style-name="Standard">
      <style:paragraph-properties fo:margin-left="14.986cm" fo:margin-right="0cm" fo:text-indent="1.249cm" style:auto-text-indent="false"/>
      <style:text-properties fo:font-size="9pt" style:font-size-asian="9pt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text-position="super 58%" fo:font-size="10pt" style:font-size-asian="10pt" style:font-size-complex="10pt"/>
    </style:style>
    <style:style style:name="MT3" style:family="text">
      <style:text-properties fo:font-size="10pt" fo:font-weight="bold" style:font-size-asian="10pt" style:font-weight-asian="bold" style:font-size-complex="10pt"/>
    </style:style>
    <style:style style:name="MT4" style:family="text">
      <style:text-properties fo:color="#00b0f0" fo:font-size="10pt" fo:font-weight="bold" style:font-size-asian="10pt" style:font-weight-asian="bold" style:font-size-complex="10pt"/>
    </style:style>
    <style:style style:name="MT5" style:family="text">
      <style:text-properties fo:color="#0094c8" style:font-name="Times New Roman" fo:font-size="9pt" style:font-size-asian="9pt" style:font-size-complex="9pt"/>
    </style:style>
    <style:style style:name="MT6" style:family="text">
      <style:text-properties fo:color="#0000ff" fo:font-size="9pt" fo:font-weight="normal" style:font-size-asian="9pt" style:font-weight-asian="normal" style:font-size-complex="9pt"/>
    </style:style>
    <style:style style:name="MT7" style:family="text">
      <style:text-properties style:font-name="Times New Roman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251cm" fo:margin-bottom="1.25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1.75cm" fo:margin-left="0cm" fo:margin-right="0cm" fo:margin-top="1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251cm" fo:margin-bottom="3cm" fo:margin-left="1.501cm" fo:margin-right="1.501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Transmath 1</text:span><text:span text:style-name="MT2">re</text:span><text:span text:style-name="MT1"> S – édition 2011</text:span></text:p>
        <text:p text:style-name="Header"><text:span text:style-name="MT3">Chapitre 11. </text:span><text:span text:style-name="MT4">Statistiques</text:span></text:p>
      </style:header>
      <style:footer>
        <text:p text:style-name="MP1"><text:span text:style-name="MT5">Rappels. Exercices supplémentaires</text:span><text:span text:style-name="MT6"><text:tab/><text:tab/><text:tab/><text:tab/><text:tab/><text:tab/><text:tab/><text:tab/><text:tab/><text:tab/></text:span><text:span text:style-name="MT7">Page </text:span><text:span text:style-name="MT7"><text:page-number text:select-page="current">2</text:page-number></text:span></text:p>
        <text:p text:style-name="MP2">© Nathan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1</dc:title>
    <meta:initial-creator> Jean-Michel Barros</meta:initial-creator>
    <meta:creation-date>2011-07-19T16:00:00</meta:creation-date>
    <dc:creator>Alice Fragonard</dc:creator>
    <dc:date>2011-09-07T08:56:05.77</dc:date>
    <meta:print-date>2010-02-15T03:43:00</meta:print-date>
    <meta:editing-cycles>4</meta:editing-cycles>
    <meta:editing-duration>PT00H06M00S</meta:editing-duration>
    <meta:generator>OpenOffice/4.1.3$Win32 OpenOffice.org_project/413m1$Build-9783</meta:generator>
    <meta:document-statistic meta:table-count="3" meta:image-count="0" meta:object-count="1" meta:page-count="2" meta:paragraph-count="100" meta:word-count="524" meta:character-count="2616"/>
    <meta:user-defined meta:name="MTMacEqns" meta:value-type="boolean">true</meta:user-defined>
  </office:meta>
</office:document-meta>
</file>